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9e62" officeooo:paragraph-rsid="00139e62"/>
    </style:style>
    <style:style style:name="T1" style:family="text">
      <style:text-properties officeooo:rsid="00143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reibung</text:p>
      <text:p text:style-name="P1"/>
      <text:p text:style-name="P1">Eine Datenbank für die Sicherheitsüberprüfung und die Personaldaten <text:span text:style-name="T1">eines Mittelständischen Unternehmens mit Sitz und Filialen in Deutschlan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0:17:56.764235214</dc:date>
    <dc:creator>andreas </dc:creator>
    <meta:editing-duration>PT36M40S</meta:editing-duration>
    <meta:editing-cycles>2</meta:editing-cycles>
    <meta:generator>LibreOffice/5.0.1.2$Linux_X86_64 LibreOffice_project/00m0$Build-2</meta:generator>
    <meta:document-statistic meta:table-count="0" meta:image-count="0" meta:object-count="0" meta:page-count="1" meta:paragraph-count="2" meta:word-count="18" meta:character-count="155" meta:non-whitespace-character-count="138"/>
  </office:meta>
</office:document-meta>
</file>